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dd69"/>
    </style:style>
    <style:style style:name="P2" style:family="paragraph" style:parent-style-name="Standard">
      <style:text-properties officeooo:paragraph-rsid="00112319"/>
    </style:style>
    <style:style style:name="P3" style:family="paragraph" style:parent-style-name="Standard">
      <style:text-properties officeooo:paragraph-rsid="0012d5a1"/>
    </style:style>
    <style:style style:name="T1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T2" style:family="text">
      <style:text-properties style:font-name="Arial" fo:font-size="14pt" fo:font-weight="normal" officeooo:rsid="000edd69" style:font-size-asian="14pt" style:font-weight-asian="normal" style:font-size-complex="14pt" style:font-weight-complex="normal"/>
    </style:style>
    <style:style style:name="T3" style:family="text">
      <style:text-properties style:font-name="Arial" fo:font-size="14pt" fo:font-weight="normal" officeooo:rsid="000da2b4" style:font-size-asian="14pt" style:font-weight-asian="normal" style:font-size-complex="14pt" style:font-weight-complex="normal"/>
    </style:style>
    <style:style style:name="T4" style:family="text">
      <style:text-properties style:font-name="Arial" fo:font-size="14pt" fo:font-weight="normal" officeooo:rsid="000f7426" style:font-size-asian="14pt" style:font-weight-asian="normal" style:font-size-complex="14pt" style:font-weight-complex="normal"/>
    </style:style>
    <style:style style:name="T5" style:family="text">
      <style:text-properties style:font-name="Arial" fo:font-size="14pt" fo:font-weight="normal" officeooo:rsid="00107dbc" style:font-size-asian="14pt" style:font-weight-asian="normal" style:font-size-complex="14pt" style:font-weight-complex="normal"/>
    </style:style>
    <style:style style:name="T6" style:family="text">
      <style:text-properties style:font-name="Arial" fo:font-size="14pt" fo:font-weight="normal" officeooo:rsid="0012d5a1" style:font-size-asian="14pt" style:font-weight-asian="normal" style:font-size-complex="14pt" style:font-weight-complex="normal"/>
    </style:style>
    <style:style style:name="T7" style:family="text">
      <style:text-properties officeooo:rsid="00107dbc"/>
    </style:style>
    <style:style style:name="T8" style:family="text">
      <style:text-properties fo:font-variant="normal" fo:text-transform="none" fo:color="#202124" style:font-name="Arial" fo:font-size="14pt" fo:letter-spacing="normal" fo:font-style="normal" fo:font-weight="normal" officeooo:rsid="000da2b4" style:font-size-asian="14pt" style:font-weight-asian="normal" style:font-size-complex="14pt" style:font-weight-complex="normal"/>
    </style:style>
    <style:style style:name="T9" style:family="text">
      <style:text-properties fo:font-variant="normal" fo:text-transform="none" fo:color="#202124" style:font-name="Arial" fo:font-size="14pt" fo:letter-spacing="normal" fo:font-style="normal" fo:font-weight="normal" officeooo:rsid="00107dbc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fo:color="#202124" style:font-name="Arial" fo:font-size="14pt" fo:letter-spacing="normal" fo:font-style="normal" fo:font-weight="normal" officeooo:rsid="000edd69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<text:tab/>Com a chegada do </text:span><text:span text:style-name="T1">Império brasileiro </text:span><text:span text:style-name="T3">ouve uma significativa diminuição de vários povos, e com isso houve </text:span><text:span text:style-name="T6">i</text:span><text:span text:style-name="T8">númeras</text:span><text:span text:style-name="T3"> lutas no intuito de mudar a situação para </text:span><text:span text:style-name="T2">as pessoas </text:span><text:span text:style-name="T3">do planalto meridional, uma das mais importantes foi uma </text:span><text:span text:style-name="T1">liderada </text:span><text:span text:style-name="T2">pelo </text:span><text:span text:style-name="T1">Kaingang Vitorino Condá </text:span><text:span text:style-name="T2">que adquiriu muito prestigio entre os índios e não índios durante sua toda sua trajetória.</text:span></text:p>
      <text:p text:style-name="P1"><text:span text:style-name="T1"><text:tab/></text:span><text:span text:style-name="T2">Conda entrou com uma ação na justiça de Guarapuava, pela invasão de suas terras pelos fazendeiros, e já com seus 64 anos fez sua ultima viagem á capital da província, exigindo melhores condições de vida para o seu povo.</text:span></text:p>
      <text:p text:style-name="P3"><text:span text:style-name="T2"><text:tab/>No entanto logo em seguida a Lei de Terras sofreu algumas mudanças, </text:span><text:span text:style-name="T5">as terras dos povos </text:span><text:span text:style-name="T9">indígenas </text:span><text:span text:style-name="T5">não seriam mais deles, passariam a ser do Império brasileiro, que as distribui-a como julgasse conveniente, com isso, essa lei </text:span><text:span text:style-name="T2">causou efeito negativo para os </text:span><text:span text:style-name="T10">indígenas</text:span><text:span text:style-name="T2">, ocasionando dificuldade de posse legal de suas terras, pois </text:span><text:span text:style-name="T4">índios</text:span><text:span text:style-name="T2"> </text:span><text:span text:style-name="T4">considerados</text:span><text:span text:style-name="T2"> mansos não poderiam desfrutar de terras de aldeamento, mas </text:span><text:span text:style-name="T4">índios</text:span><text:span text:style-name="T2"> considerados como “horda selvagem” tinham direito, porem </text:span><text:span text:style-name="T6">muitos </text:span><text:span text:style-name="T2">não tinham </text:span><text:span text:style-name="T4">estudo suficiente para conseguir tomar posse legalmente pelas terras.</text:span></text:p>
      <text:p text:style-name="P2"><text:span text:style-name="T4"><text:tab/></text:span><text:span text:style-name="T5">Portanto Vitorino e seus comandantes poderiam desfrutar dessas terras, pelo fato de falarem português, e com sua ultima jornada exigiu um professor de primeiras letras, um ferreiro, e objetos, pelo fato deles conseguir o professor <text:s/></text:span><text:span text:style-name="T6">para os ensinar melhor o idioma </text:span><text:span text:style-name="T5">eles passariam a ser considerados “semimansos” que de acordo com a Lei de terras “horda selvagens” poderiam desfrutar dessas terra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4T11:51:04.380000960</meta:creation-date>
    <dc:date>2021-01-14T13:10:42.062412941</dc:date>
    <meta:editing-duration>PT11M54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4" meta:word-count="240" meta:character-count="1527" meta:non-whitespace-character-count="1286"/>
  </office:meta>
</office:document-meta>
</file>